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fo:language="fr" fo:country="FR" officeooo:rsid="0014943e" officeooo:paragraph-rsid="0014943e"/>
    </style:style>
    <style:style style:name="P4" style:family="paragraph" style:parent-style-name="Text_20_body">
      <style:text-properties fo:language="fr" fo:country="FR" officeooo:rsid="00160576" officeooo:paragraph-rsid="00160576"/>
    </style:style>
    <style:style style:name="P5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105800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116a63" officeooo:paragraph-rsid="0010580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3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16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1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 style:parent-style-name="Heading_20_1">
      <style:paragraph-properties fo:break-before="page"/>
      <style:text-properties fo:language="fr" fo:country="FR" officeooo:paragraph-rsid="00118406"/>
    </style:style>
    <style:style style:name="P20" style:family="paragraph" style:parent-style-name="Heading_20_1">
      <style:text-properties fo:language="fr" fo:country="FR" officeooo:paragraph-rsid="00169fbf"/>
    </style:style>
    <style:style style:name="P21" style:family="paragraph" style:parent-style-name="Heading_20_1">
      <style:text-properties officeooo:paragraph-rsid="001aba6a"/>
    </style:style>
    <style:style style:name="P22" style:family="paragraph" style:parent-style-name="Text_20_body">
      <style:text-properties fo:language="fr" fo:country="FR" officeooo:rsid="001a6b5c" officeooo:paragraph-rsid="001a6b5c"/>
    </style:style>
    <style:style style:name="P23" style:family="paragraph" style:parent-style-name="Text_20_body">
      <style:text-properties fo:language="fr" fo:country="FR" officeooo:rsid="00160576" officeooo:paragraph-rsid="001a6b5c"/>
    </style:style>
    <style:style style:name="P24" style:family="paragraph" style:parent-style-name="Text_20_body">
      <style:text-properties fo:language="fr" fo:country="FR" officeooo:rsid="001aba6a" officeooo:paragraph-rsid="001aba6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4e1770" style:font-weight-asian="normal" style:font-weight-complex="normal"/>
    </style:style>
    <style:style style:name="T3" style:family="text">
      <style:text-properties fo:font-weight="normal" officeooo:rsid="016785f0" style:font-weight-asian="normal" style:font-weight-complex="normal"/>
    </style:style>
    <style:style style:name="T4" style:family="text">
      <style:text-properties fo:font-weight="normal" officeooo:rsid="015973c0" style:font-weight-asian="normal" style:font-weight-complex="normal"/>
    </style:style>
    <style:style style:name="T5" style:family="text">
      <style:text-properties fo:font-weight="normal" officeooo:rsid="001a6b5c" style:font-weight-asian="normal" style:font-weight-complex="normal"/>
    </style:style>
    <style:style style:name="T6" style:family="text">
      <style:text-properties officeooo:rsid="001d2e18"/>
    </style:style>
    <style:style style:name="T7" style:family="text">
      <style:text-properties officeooo:rsid="005b1307"/>
    </style:style>
    <style:style style:name="T8" style:family="text">
      <style:text-properties officeooo:rsid="0033ca9f"/>
    </style:style>
    <style:style style:name="T9" style:family="text">
      <style:text-properties officeooo:rsid="00105800"/>
    </style:style>
    <style:style style:name="T10" style:family="text">
      <style:text-properties officeooo:rsid="00118406"/>
    </style:style>
    <style:style style:name="T11" style:family="text">
      <style:text-properties officeooo:rsid="001371d4"/>
    </style:style>
    <style:style style:name="T12" style:family="text">
      <style:text-properties officeooo:rsid="0015ee81"/>
    </style:style>
    <style:style style:name="T13" style:family="text">
      <style:text-properties officeooo:rsid="00169fbf"/>
    </style:style>
    <style:style style:name="T14" style:family="text">
      <style:text-properties officeooo:rsid="001a29ad"/>
    </style:style>
    <style:style style:name="T15" style:family="text">
      <style:text-properties officeooo:rsid="001a6b5c"/>
    </style:style>
    <style:style style:name="T16" style:family="text">
      <style:text-properties fo:language="fr" fo:country="FR" officeooo:rsid="001aba6a"/>
    </style:style>
    <style:style style:name="T17" style:family="text">
      <style:text-properties officeooo:rsid="0014943e"/>
    </style:style>
    <style:style style:name="T18" style:family="text">
      <style:text-properties officeooo:rsid="001c804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/>
      <text:p text:style-name="P12"/>
      <text:p text:style-name="P12"/>
      <text:p text:style-name="P12">Documentation <text:span text:style-name="T9">Concepteur</text:span> BertheVario<text:span text:style-name="T9">Tac</text:span></text:p>
      <text:p text:style-name="P5"/>
      <text:p text:style-name="P5"/>
      <text:p text:style-name="P5"/>
      <text:p text:style-name="P6">Projet d’<text:span text:style-name="T9">alti vario gps parapente</text:span></text:p>
      <text:p text:style-name="P6"/>
      <text:p text:style-name="P7">à base de 2.8inch ESP32-2432S028</text:p>
      <text:p text:style-name="P6"/>
      <text:p text:style-name="P11"><text:span text:style-name="T1">Version :</text:span> <text:span text:style-name="T1">20240</text:span><text:span text:style-name="T2">9</text:span><text:span text:style-name="T3">2</text:span><text:span text:style-name="T5">2</text:span><text:span text:style-name="T3">a</text:span></text:p>
      <text:p text:style-name="P11"><text:span text:style-name="T4"/></text:p>
      <text:p text:style-name="P11"><text:span text:style-name="T4"/></text:p>
      <text:p text:style-name="P13">https://github.com/gitberthe/BertheVario<text:span text:style-name="T9">Tac</text:span></text:p>
      <text:p text:style-name="P6"/>
      <text:p text:style-name="P6"/>
      <text:p text:style-name="P6"/>
      <text:p text:style-name="P8">Compilé avec Visual Studio Code / <text:span text:style-name="T11">PlatformIO</text:span></text:p>
      <text:p text:style-name="P10"/>
      <text:p text:style-name="P10"/>
      <text:p text:style-name="P9">Espressif Systems </text:p>
      <text:p text:style-name="P8"><text:span text:style-name="T6">ESP32 </text:span><text:span text:style-name="T7">Dev Module</text:span></text:p>
      <text:p text:style-name="P8"><text:span text:style-name="T9">ESP32-2432S028</text:span><text:span text:style-name="T8"> </text:span><text:span text:style-name="T6">Arduino</text:span></text:p>
      <text:p text:style-name="P7">Wroom 32</text:p>
      <text:p text:style-name="P8"/>
      <text:p text:style-name="P8"><text:s/>langage C++.</text:p>
      <text:p text:style-name="P8"/>
      <text:p text:style-name="P15"/>
      <text:p text:style-name="P16"/>
      <text:p text:style-name="P1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"><text:a xlink:type="simple" xlink:href="#__RefHeading___Toc3990_1226284572" text:style-name="Index_20_Link" text:visited-style-name="Index_20_Link">1 Mise en place de l’environnement logiciel :<text:tab/>3</text:a></text:p>
          <text:p text:style-name="P2"><text:a xlink:type="simple" xlink:href="#__RefHeading___Toc3992_1226284572%20Copie%201" text:style-name="Index_20_Link" text:visited-style-name="Index_20_Link">2 Calibration de l’écran :<text:tab/>3</text:a></text:p>
          <text:p text:style-name="P2"><text:a xlink:type="simple" xlink:href="#__RefHeading___Toc3992_1226284572" text:style-name="Index_20_Link" text:visited-style-name="Index_20_Link">3 Connexion Gps GY-NEO6MV2 :<text:tab/>3</text:a></text:p>
        </text:index-body>
      </text:table-of-content>
      <text:p text:style-name="P14"/>
      <text:h text:style-name="P19" text:outline-level="1"><text:bookmark-start text:name="__RefHeading___Toc3990_1226284572"/><text:span text:style-name="T10">Mise en place de l’environnement logiciel</text:span> :<text:bookmark-end text:name="__RefHeading___Toc3990_1226284572"/></text:h>
      <text:p text:style-name="P3">Le logiciel est compilé avec Visual Studio Code / PlatformIO. Après l’ouverture du projet et téléchargement automatique des librairies, il faut décompresser <text:s/>2.8inch_ESP32-2432S028R.rar. </text:p>
      <text:p text:style-name="P3"><text:span text:style-name="T15">* </text:span>Copier alors le fichier 2.8inch_ESP32-2432S028R/1-Demo/Demo_Arduino/7_1_Touch_button_ILI9341_LovyanGFX/TFT_eSPI bottom layer replacement file/User_Setup.h <text:span text:style-name="T12">ou ./src/Screen/User_Setup.h</text:span> dans BertheVarioTacPlatformIO/.pio/libdeps/esp32dev/TFT_eSPI/User_Setup.h.</text:p>
      <text:p text:style-name="P23"><text:span text:style-name="T15">* </text:span>De même, il faut copier <text:span text:style-name="T17">BertheVarioTacPlatformIO</text:span>/.pio/libdeps/esp32dev/LovyanGFX/examples/Advanced/LVGL_PlatformIO/src/lv_conf.h dans ./src/Screen/lv_conf.h</text:p>
      <text:p text:style-name="P22">* La librairie <text:span text:style-name="T18">pour le gestionnaire de fichier Wifi doit etre modifiée.</text:span></text:p>
      <text:p text:style-name="P22"><text:span text:style-name="T18">Dans</text:span> <text:span text:style-name="T17">BertheVarioTacPlatformIO/</text:span>.pio/libdeps/esp32dev/ESP32 File Manager for Generation Klick ESPFMfGK/src/ESPFMfGKGa.cpp" ligne 6 : crc32.h =&gt; CRC32.h</text:p>
      <text:p text:style-name="P22"/>
      <text:p text:style-name="P4">La compilation du logiciel peut alors s’effectuer.</text:p>
      <text:h text:style-name="P20" text:outline-level="1"><text:bookmark-start text:name="__RefHeading___Toc3992_1226284572 Copie 1"/><text:span text:style-name="T13">Calibration de l’écran</text:span><text:span text:style-name="T10"> </text:span>:<text:bookmark-end text:name="__RefHeading___Toc3992_1226284572 Copie 1"/></text:h>
      <text:p text:style-name="P4"><text:span text:style-name="T13">Il faut obtenir 8 paramètres de calibration de l’écran. Pour cela dans src/Screen/Cscreen.cpp dé-commenter la portion adéquate dans </text:span>Cscreen::InitScreen() <text:span text:style-name="T13">pour récupérer sur le port série les 8 paramètres à recopier par </text:span><text:span text:style-name="T14">la </text:span><text:span text:style-name="T13">suite dans le tableau de calibration. On a ainsi les bonnes coordonnées XY d’un point appuyé.</text:span></text:p>
      <text:h text:style-name="P21" text:outline-level="1"><text:bookmark-start text:name="__RefHeading___Toc3992_1226284572"/><text:span text:style-name="T16">Connexion Gps </text:span>GY-NEO6MV2 :<text:bookmark-end text:name="__RefHeading___Toc3992_1226284572"/></text:h>
      <text:p text:style-name="P24">If faut alimenter correctement le module par le connecteur CN1 en 3,3v. De même connecter la broche Tx du gps à la broche IO27 de ce même connecteu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1</text:page-number><text:s/>/ <text:page-count>3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2</text:page-number><text:s/>/ <text:page-count>3</text:page-count><text:bookmark-end text:name="PageNumWizard_FOOTER_Style de page par défaut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5.2$Linux_X86_64 LibreOffice_project/420$Build-2</meta:generator>
    <meta:editing-cycles>0</meta:editing-cycles>
    <meta:editing-duration>P0D</meta:editing-duration>
    <meta:document-statistic meta:table-count="0" meta:image-count="0" meta:object-count="0" meta:page-count="3" meta:paragraph-count="28" meta:word-count="238" meta:character-count="1855" meta:non-whitespace-character-count="1644"/>
  </office:meta>
</office:document-meta>
</file>